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འདོད་པའི་རྟེན་ཅན་གྱི་ཕྱིར་མི་འོང་གང་ཞིག གཟུགས་སུ་སྐྱེ་བ་མ་བླངས་པར་གཟུགས་མེད་ཀྱི་རྟེན་ལ་མྱང་འདས་མངོན་དུ་བྱེད་པའི་རིགས་ཅན་དེ་གཟུགས་མེད་ཉེར་འགྲོའི་ཕྱིར་མི་འོང་གི་འཇོག་བྱེ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ལ་དབྱེ་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ཟུགས་མེད་ཉེར་འགྲོའི་ཕྱིར་མི་འོང་སྐྱེས་འདའ་བ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དུ་བྱེད་དང་བཅས་ཏེ་འདའ་བ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དུ་བྱེད་མེད་པར་འདའ་བ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ོང་འཕོ་བ་དང་བཞི་ཡོད་ཀྱི་གཟུགས་མེད་ཉེར་འགྲོའི་ཕྱིར་མི་འོང་བར་འདའ་བ་མེད་དེ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ཟུགས་མེད་ཀྱི་བར་དོ་མེད་པའི་ཕྱིར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ཕྱིར་མི་འོང་གང་ཞིག མཐོང་ལམ་ཐོབ་པའི་ཚེ་དེ་ཉིད་ལ་མྱང་འདས་མངོན་དུ་བྱེད་པ་དེ་ཕྱིར་མི་འོང་མཐོང་ཆོས་ཞིའི་འཇོག་བྱེ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གང་ཞིག རྣམ་ཐར་བརྒྱད་ཐོབ་ལ་མ་ཉམས་པ་དེ་ཕྱིར་མི་འོང་ལུས་མངོན་བྱེད་ཀྱི་འཇོག་བྱེད་ཡིན་ཏེ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ཀུན་བཏུས་ལ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ལུས་ཀྱིས་མངོན་སུམ་དུ་བྱེད་པ་གང་ཞེ་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ང་རྣམ་པར་ཐར་པ་བརྒྱད་ལ་བསམ་གཏན་པའི་གང་ཟག་གོ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ཞེས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ཛོད་ལ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གོག་པ་ཐོབ་པའི་ཕྱིར་མི་འོང༌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ལུས་ཀྱིས་མངོན་སུམ་བྱེད་པར་འདོད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ཅེས་པས་བསྟ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ལ་དབྱེ་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དོད་པའི་རྟེན་ལ་མྱང་འདས་མངོན་དུ་བྱེད་པའི་ཕྱིར་མི་འོང་ལུས་མངོན་བྱེད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ཟུགས་ཀྱི་རྟེན་ལ་མྱང་འདས་མངོན་དུ་བྱེད་པའི་ཕྱིར་མི་འོང་ལུས་མངོན་བྱེད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ྲིད་རྩེའི་རྟེན་ལ་མྱང་འདས་མངོན་དུ་བྱེད་པའི་ཕྱིར་མི་འོང་ལུས་མངོན་བྱེད་དང་གསུམ་ཡོ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ཕྱིར་མི་འོང་གི་ས་མཚམས་ནི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བྲས་བུ་རིམ་གྱིས་པའི་ཕྱིར་མི་འོང་འཇིག་རྟེན་པའི་སྒོམ་སྤངས་སུ་གྱུར་པའི་འདོད་ཉོན་དགུ་པ་སྤངས་པའི་རྣམ་གྲོལ་ལམ་ནས་སྲིད་ཉོན་དགུ་པ་སྤོང་བའི་བར་ཆད་མེད་ལམ་ལ་གནས་པའི་བར་ན་ཡོ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བྲས་བུ་ཐོད་རྒལ་བའི་ཕྱིར་མི་འོང་ནི་བདེན་པ་མངོན་རྟོགས་སྐད་ཅིག་བཅུ་དྲུག་པ་ན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ྲིད་ཉོན་དགུ་པ་སྤོང་པའི་བར་ཆད་མེད་ལམ་ལ་གནས་པའི་བར་དུ་ཡོ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བཞི་པ་དགྲ་བཅོམ་གྱི་སྐོར་ལ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ཞུགས་པ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བྲས་གནས་གཉི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ང་པོ་ནི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བྲས་གནས་བཞིའི་ནང་ནས་གཙོ་བོར་གོང་མའི་ཆ་མཐུན་ལྔ་སྤངས་པས་རབ་ཏུ་ཕྱེ་བའི་རིགས་སུ་གནས་པའི་དགེ་སྦྱོང་ཚུལ་གྱི་འབྲས་བུ་ཐོབ་ཕྱིར་དུ་བརྩོན་བཞིན་པའི་འཕགས་པའི་གང་ཟག་དེ་དགྲ་བཅོམ་ཞུགས་པའི་འཇོག་བྱེ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བྱེ་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ྤང་བྱ་ཅིག་ཆར་བའི་དགྲ་བཅོམ་ཞུགས་པ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ྤང་བྱ་རིམ་གྱིས་པའི་དགྲ་བཅོམ་ཞུགས་པ་གཉི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ཕྱི་མ་དང་ཕྱིར་མི་འོང་འབྲས་གནས་ཁྱད་པར་ཅན་དོན་གཅིག དང་པོ་དང་སྤང་བྱ་ཅིག་ཆར་བའི་རྒྱུན་ཞུགས་འབྲས་གནས་ཁྱད་པར་ཅན་དོན་གཅིག ས་མཚམས་ནི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ྤང་བྱ་རིམ་གྱིས་པའི་དགྲ་བཅོམ་ཞུགས་པ་སྒོམ་སྤངས་ཉོན་མོངས་ལྷག་མ་སྤོང་བ་ལ་བརྩོན་པ་ནས་སྲིད་ཉོན་དགུ་པ་སྤོང་བའི་བར་ཆད་མེད་ལམ་གྱི་བར་དུ་ཡོ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ྤང་བྱ་ཅིག་ཆར་བའི་དགྲ་བཅོམ་ཞུགས་པ་ཁམས་གསུམ་གྱི་སྒོམ་སྤངས་ཉོན་མོངས་ཆེན་པོའི་ཆེན་པོ་དགུ་ཅིག་ཆར་སྤོང་བ་ན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ཆུང་ངུའི་ཆུང་ངུ་དགུ་ཅིག་ཆར་སྤོང་བའི་བར་ཆད་མེད་ལམ་ལ་གནས་ཀྱི་བར་དུ་ཡོད་དོ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ོང་མའི་ཆ་མཐུན་ལྔ་སྤངས་པས་རབ་ཏུ་ཕྱེ་བའི་དགེ་སྦྱོང་ཚུལ་གྱི་འབྲས་བུ་ལ་གནས་པའི་གང་ཟག་དགྲ་བཅོམ་འབྲས་གནས་ཀྱི་འཇོག་བྱེད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ོང་མའི་ཆ་མཐུན་ལྔ་ཡོད་དེ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ཟུགས་གཟུགས་མེད་ཀྱི་འདོད་ཆགས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རྒོད་པ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ང་རྒྱལ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ཉོན་མོངས་ཅན་གྱི་མ་རིག་པ་རྣམས་ཡིན་པའི་ཕྱིར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ལ་དབྱེ་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ྤང་བྱ་རིམ་གྱིས་པའི་དགྲ་བཅོམ་འབྲས་གནས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ྤང་བྱ་ཅིག་ཆར་བའི་དགྲ་བཅོམ་འབྲས་གནས་གཉི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ང་པོ་དང་ཕྱིར་མི་འོང་གི་རྟོགས་པ་སྔོན་དུ་སོང་བའི་དགྲ་བཅོམ་འབྲས་གནས་གཉིས་དོན་གཅིག གཉིས་པ་དང་སྤང་བྱ་ཅིག་ཆར་བའི་རྒྱུན་ཞུགས་ཀྱི་རྟོགས་པ་སྔོན་དུ་སོང་བའི་དགྲ་བཅོམ་འབྲས་གནས་གཉིས་དོན་གཅི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བང་པོའི་སྒོ་ནས་དབྱེ་ན་ཡོངས་སུ་ཉམས་པའི་ཆོས་ཅ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བདག་གསོད་པའི་ཆོས་ཅ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རྗེས་སུ་བསྲུང་བའི་ཆོས་ཅ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གནས་པ་ལས་མི་བསྐྱོད་པའི་ཆོས་ཅ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རྟོགས་པའི་འོས་སུ་གྱུར་བའི་ཆོས་ཅ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ི་གཡོ་བའི་ཆོས་ཅན་དང་དྲུག དེ་ཡང་དང་པོ་ལྔ་དད་མོས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ྲུག་པ་མཐོང་ཐོབ་ལས་བྱུང་བ་ཡིན་ཏེ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ཛོད་ལ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ལྔ་ནི་དད་པས་མོས་ལས་སྐྱེས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དག་རྣམ་གྲོལ་དུས་དང་སྦྱོར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ི་གཡོའི་ཆོས་ཅན་མི་གཡོ་བ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ཕྱིར་དེ་དུས་མི་སྦྱོར་གྲོལ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ེ་ནི་མཐོང་ཐོབ་རྒྱུ་ལས་བྱུང༌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ཞེས་གསུང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བྱེ་བྲག་ཏུ་སྨྲ་བས་དང་པོ་ལྔ་དགྲ་བཅོམ་གྱི་འབྲས་བུ་ལས་ཉམས་ནས་རྒྱུན་ཞུགས་ཀྱི་བར་དུ་འགྲོ་བར་ཡོད་པར་འདོད་ཀྱ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དོ་སྡེ་པ་མཐོང་ཆོས་ལ་བདེར་གནས་ཙམ་ལས་ཉམས་སྲིད་ཀྱང་དགྲ་བཅོམ་ལས་ཉམས་པ་མེད་པར་འདོད་དེ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རང་ལུགས་ཀྱང་ཕྱི་མ་ལྟར་རོ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ཡང་སྒྲིབ་པ་སྤོང་ཚུལ་གྱི་སྒོ་ནས་དབྱེ་ན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ཤེས་རབ་ཀྱིས་ཉོན་མོངས་རྐྱང་པའི་ཆ་ལས་རྣམ་པར་གྲོལ་བའི་དགྲ་བཅོམ་པ་དང༌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ཏིང་ངེ་འཛིན་གྱིས་གཉིས་ཀའི་ཆ་ལས་རྣམ་པར་གྲོལ་བའི་དགྲ་བཅོམ་པ་གཉིས་སུ་ཡོད་དེ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ཛོད་ལ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འགོག་ཐོབ་གཉིས་ཀ་ལས་རྣམ་གྲོལ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ཤེས་རབ་ཀྱིས་ནི་ཅིག་ཤོས་སོ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ཞེས་གསུངས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་མཚམས་ནི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ཟད་མི་སྐྱེ་ཤེས་པ་ཐོབ་པ་ནས་ལྷག་མེད་མྱང་འདས་ཐོབ་པའི་བར་ན་ཡོད་དོ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སྨྲས་པ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ོན་དམ་ཐེག་ཆེན་དགེ་འདུན་རྟོགས་བྱའི་ཕྱིར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ཐ་སྙད་ཐེག་དམན་དགེ་འདུན་ལེགས་པར་བཤད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མང་ཐོས་ཚུལ་ལྡན་དགེ་འདུན་མཉེས་པར་མཛད། །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དགེ་བས་ཀྱང་ནི་དགེ་འདུན་འཕེལ་གྱུར་ཅིག། །</text:p>
          </table:table-cell>
          <table:table-cell table:number-columns-repeated="1023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5.1.0.3$Linux_X86_64 LibreOffice_project/</meta:generator>
  </office:meta>
</office:document-meta>
</file>